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" svg:font-family=""/>
  </office:font-face-decls>
  <office:automatic-styles>
    <style:style style:name="P1" style:family="paragraph" style:parent-style-name="Heading_20_1">
      <style:text-properties fo:color="#2a6099" loext:opacity="100%"/>
    </style:style>
    <style:style style:name="P2" style:family="paragraph" style:parent-style-name="Heading_20_1">
      <style:text-properties fo:color="#2a6099" loext:opacity="100%" officeooo:paragraph-rsid="00177e4f"/>
    </style:style>
    <style:style style:name="P3" style:family="paragraph" style:parent-style-name="Standard" style:list-style-name="L1"/>
    <style:style style:name="P4" style:family="paragraph" style:parent-style-name="Standard" style:list-style-name="L1">
      <style:text-properties officeooo:paragraph-rsid="00177e4f"/>
    </style:style>
    <style:style style:name="P5" style:family="paragraph" style:parent-style-name="Standard">
      <style:text-properties officeooo:paragraph-rsid="00177e4f"/>
    </style:style>
    <style:style style:name="P6" style:family="paragraph" style:parent-style-name="Standard">
      <style:text-properties officeooo:paragraph-rsid="00182705"/>
    </style:style>
    <style:style style:name="T1" style:family="text">
      <style:text-properties officeooo:rsid="001373be"/>
    </style:style>
    <style:style style:name="T2" style:family="text">
      <style:text-properties officeooo:rsid="0015389b"/>
    </style:style>
    <style:style style:name="T3" style:family="text">
      <style:text-properties style:font-name="Arial1"/>
    </style:style>
    <style:style style:name="T4" style:family="text">
      <style:text-properties style:font-name="Arial1" fo:font-size="12pt" style:font-size-asian="12pt" style:font-size-complex="12pt"/>
    </style:style>
    <style:style style:name="T5" style:family="text">
      <style:text-properties style:font-name="Arial1" fo:font-size="12pt" officeooo:rsid="001373be" style:font-size-asian="12pt" style:font-size-complex="12pt"/>
    </style:style>
    <style:style style:name="T6" style:family="text">
      <style:text-properties style:font-name="Arial1" fo:font-size="12pt" officeooo:rsid="00167dcf" style:font-size-asian="12pt" style:font-size-complex="12pt"/>
    </style:style>
    <style:style style:name="T7" style:family="text">
      <style:text-properties style:font-name="Arial1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Arial1" officeooo:rsid="00167dcf"/>
    </style:style>
    <style:style style:name="T9" style:family="text">
      <style:text-properties officeooo:rsid="00167dcf"/>
    </style:style>
    <style:style style:name="T10" style:family="text">
      <style:text-properties officeooo:rsid="00177e4f"/>
    </style:style>
    <style:style style:name="T11" style:family="text">
      <style:text-properties fo:color="#2a6099" loext:opacity="100%"/>
    </style:style>
    <style:style style:name="T12" style:family="text">
      <style:text-properties fo:color="#ff4000" loext:opacity="100%" officeooo:rsid="00167dcf"/>
    </style:style>
    <style:style style:name="T13" style:family="text">
      <style:text-properties fo:color="#ff4000" loext:opacity="100%" fo:font-size="12pt" officeooo:rsid="00167dcf" style:font-size-asian="12pt" style:font-size-complex="12pt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Neo4j 2</text:p>
      <text:p text:style-name="Standard"/>
      <text:h text:style-name="P1" text:outline-level="1">Sentencias create</text:h>
      <text:p text:style-name="Standard">CREATE</text:p>
      <text:p text:style-name="Standard">(u1:User {id:1, name:'Ana'}),</text:p>
      <text:p text:style-name="Standard">(u2:User {id:2, name:'Luis'}),</text:p>
      <text:p text:style-name="Standard">(u3:User {id:3, name:'Carlos'}),</text:p>
      <text:p text:style-name="Standard">(u4:User {id:4, name:'Maria'}),</text:p>
      <text:p text:style-name="Standard">(u5:User {id:5, name:'Jorge'}),</text:p>
      <text:p text:style-name="Standard">(u6:User {id:6, name:'Lucia'}),</text:p>
      <text:p text:style-name="Standard">(u7:User {id:7, name:'Pedro'}),</text:p>
      <text:p text:style-name="Standard">(u8:User {id:8, name:'Sofia'}),</text:p>
      <text:p text:style-name="Standard">(u9:User {id:9, name:'Miguel'}),</text:p>
      <text:p text:style-name="Standard">(u10:User {id:10, name:'Elena'});</text:p>
      <text:p text:style-name="Standard"/>
      <text:p text:style-name="Standard">CREATE</text:p>
      <text:p text:style-name="Standard">(b1:Brand {id:1, name:'Apple'}),</text:p>
      <text:p text:style-name="Standard">(b2:Brand {id:2, name:'Samsung'}),</text:p>
      <text:p text:style-name="Standard">(b3:Brand {id:3, name:'Sony'}),</text:p>
      <text:p text:style-name="Standard">(b4:Brand {id:4, name:'Nike'});</text:p>
      <text:p text:style-name="Standard"/>
      <text:p text:style-name="Standard">CREATE</text:p>
      <text:p text:style-name="Standard">(c1:Category {id:1, name:'Electronics'}),</text:p>
      <text:p text:style-name="Standard">(c2:Category {id:2, name:'Sports'}),</text:p>
      <text:p text:style-name="Standard">(c3:Category {id:3, name:'Music'}),</text:p>
      <text:p text:style-name="Standard">(c4:Category {id:4, name:'Wearables'});</text:p>
      <text:p text:style-name="Standard"/>
      <text:p text:style-name="Standard">CREATE</text:p>
      <text:p text:style-name="Standard">(p1:Product {id:1, name:'iPhone 15', price:1200}),</text:p>
      <text:p text:style-name="Standard">(p2:Product {id:2, name:'Galaxy S24', price:1100}),</text:p>
      <text:p text:style-name="Standard">(p3:Product {id:3, name:'Sony Headphones', price:300}),</text:p>
      <text:p text:style-name="Standard">(p4:Product {id:4, name:'Apple Watch', price:500}),</text:p>
      <text:p text:style-name="Standard">(p5:Product {id:5, name:'Nike Shoes', price:150}),</text:p>
      <text:p text:style-name="Standard">(p6:Product {id:6, name:'Galaxy Watch', price:400}),</text:p>
      <text:p text:style-name="Standard">(p7:Product {id:7, name:'Sony Speaker', price:250}),</text:p>
      <text:p text:style-name="Standard">(p8:Product {id:8, name:'MacBook Pro', price:2200}),</text:p>
      <text:p text:style-name="Standard">(p9:Product {id:9, name:'iPad Air', price:900}),</text:p>
      <text:p text:style-name="Standard">(p10:Product {id:10, name:'Nike Jacket', price:180});</text:p>
      <text:p text:style-name="Standard"/>
      <text:p text:style-name="P6">- <text:span text:style-name="Source_20_Text"><text:span text:style-name="T12">EXPLAIN</text:span></text:span></text:p>
      <text:p text:style-name="Standard">MATCH (b:Brand {name:'Apple'}),(p:Product {name:'Apple Watch'})</text:p>
      <text:p text:style-name="Standard">CREATE (b)-[:MADE]-&gt;(p);</text:p>
      <text:p text:style-name="Standard"/>
      <text:p text:style-name="Standard">MATCH (b:Brand {name:'Apple'}),(p:Product {name:'MacBook Pro'})</text:p>
      <text:p text:style-name="Standard">CREATE (b)-[:MADE]-&gt;(p);</text:p>
      <text:p text:style-name="Standard"/>
      <text:p text:style-name="Standard">MATCH (b:Brand {name:'Apple'}),(p:Product {name:'iPad Air'})</text:p>
      <text:p text:style-name="Standard">CREATE (b)-[:MADE]-&gt;(p);</text:p>
      <text:p text:style-name="Standard"><text:soft-page-break/></text:p>
      <text:p text:style-name="Standard">MATCH (b:Brand {name:'Samsung'}),(p:Product {name:'Galaxy Watch'})</text:p>
      <text:p text:style-name="Standard">CREATE (b)-[:MADE]-&gt;(p);</text:p>
      <text:p text:style-name="Standard"/>
      <text:p text:style-name="Standard">MATCH (b:Brand {name:'Sony'}),(p:Product {name:'Sony Headphones'})</text:p>
      <text:p text:style-name="Standard">CREATE (b)-[:MADE]-&gt;(p);</text:p>
      <text:p text:style-name="Standard"/>
      <text:p text:style-name="Standard">MATCH (b:Brand {name:'Nike'}),(p:Product {name:'Nike Jacket'})</text:p>
      <text:p text:style-name="Standard">CREATE (b)-[:MADE]-&gt;(p);</text:p>
      <text:p text:style-name="Standard"/>
      <text:p text:style-name="Standard">MATCH (p:Product {name:'Galaxy S24'}),(c:Category {name:'Electronics'})</text:p>
      <text:p text:style-name="Standard">CREATE (p)-[:BELONGS]-&gt;(c);</text:p>
      <text:p text:style-name="Standard"/>
      <text:p text:style-name="Standard">MATCH (p:Product {name:'Apple Watch'}),(c:Category {name:'Wearables'})</text:p>
      <text:p text:style-name="Standard">CREATE (p)-[:BELONGS]-&gt;(c);</text:p>
      <text:p text:style-name="Standard"/>
      <text:p text:style-name="Standard">MATCH (p:Product {name:'Galaxy Watch'}),(c:Category {name:'Wearables'})</text:p>
      <text:p text:style-name="Standard">CREATE (p)-[:BELONGS]-&gt;(c);</text:p>
      <text:p text:style-name="Standard"/>
      <text:p text:style-name="Standard">MATCH (p:Product {name:'Sony Headphones'}),(c:Category {name:'Music'})</text:p>
      <text:p text:style-name="Standard">CREATE (p)-[:BELONGS]-&gt;(c);</text:p>
      <text:p text:style-name="Standard"/>
      <text:p text:style-name="Standard">MATCH (p:Product {name:'MacBook Pro'}),(c:Category {name:'Electronics'})</text:p>
      <text:p text:style-name="Standard">CREATE (p)-[:BELONGS]-&gt;(c);</text:p>
      <text:p text:style-name="Standard"/>
      <text:p text:style-name="Standard">MATCH (p:Product {name:'iPad Air'}),(c:Category {name:'Electronics'})</text:p>
      <text:p text:style-name="Standard">CREATE (p)-[:BELONGS]-&gt;(c);</text:p>
      <text:p text:style-name="Standard"/>
      <text:p text:style-name="Standard">MATCH (p:Product {name:'Nike Jacket'}),(c:Category {name:'Sports'})</text:p>
      <text:p text:style-name="Standard">CREATE (p)-[:BELONGS]-&gt;(c);</text:p>
      <text:p text:style-name="Standard"/>
      <text:p text:style-name="Standard">MATCH (u:User {name:'Carlos'}),(p:Product {name:'Sony Speaker'})</text:p>
      <text:p text:style-name="Standard">CREATE (u)-[:BUY]-&gt;(p);</text:p>
      <text:p text:style-name="Standard"/>
      <text:p text:style-name="Standard">MATCH (u:User {name:'Lucia'}),(p:Product {name:'Nike Jacket'})</text:p>
      <text:p text:style-name="Standard">CREATE (u)-[:BUY]-&gt;(p);</text:p>
      <text:p text:style-name="Standard"/>
      <text:p text:style-name="Standard">MATCH (u:User {name:'Jorge'}),(p:Product {name:'Galaxy Watch'})</text:p>
      <text:p text:style-name="Standard">CREATE (u)-[:BUY]-&gt;(p);</text:p>
      <text:p text:style-name="Standard"/>
      <text:p text:style-name="Standard">MATCH (u:User {name:'Elena'}),(p:Product {name:'Sony Headphones'})</text:p>
      <text:p text:style-name="Standard">CREATE (u)-[:BUY]-&gt;(p);</text:p>
      <text:p text:style-name="Standard"/>
      <text:p text:style-name="Standard">MATCH (u:User {name:'Sofia'}),(p:Product {name:'Apple Watch'})</text:p>
      <text:p text:style-name="Standard">CREATE (u)-[:BUY]-&gt;(p);</text:p>
      <text:p text:style-name="Standard"/>
      <text:p text:style-name="Standard">MATCH (u:User {name:'Luis'}),(p:Product {name:'MacBook Pro'})</text:p>
      <text:p text:style-name="Standard">CREATE (u)-[:BUY]-&gt;(p);</text:p>
      <text:p text:style-name="Standard"/>
      <text:p text:style-name="Standard">MATCH (u:User {name:'Ana'}),(p:Product {name:'MacBook Pro'})</text:p>
      <text:p text:style-name="Standard">CREATE (u)-[:VIEW]-&gt;(p);</text:p>
      <text:p text:style-name="Standard"/>
      <text:p text:style-name="Standard"><text:soft-page-break/>MATCH (u:User {name:'Luis'}),(p:Product {name:'iPad Air'})</text:p>
      <text:p text:style-name="Standard">CREATE (u)-[:VIEW]-&gt;(p);</text:p>
      <text:p text:style-name="Standard"/>
      <text:p text:style-name="Standard">MATCH (u:User {name:'Pedro'}),(p:Product {name:'Nike Shoes'})</text:p>
      <text:p text:style-name="Standard">CREATE (u)-[:VIEW]-&gt;(p);</text:p>
      <text:p text:style-name="Standard"/>
      <text:p text:style-name="Standard">MATCH (u:User {name:'Lucia'}),(p:Product {name:'Galaxy S24'})</text:p>
      <text:p text:style-name="Standard">CREATE (u)-[:VIEW]-&gt;(p);</text:p>
      <text:p text:style-name="Standard"/>
      <text:p text:style-name="Standard">MATCH (u:User {name:'Ana'}),(p:Product {name:'iPhone 15'})</text:p>
      <text:p text:style-name="Standard">CREATE (u)-[:BUY]-&gt;(p);</text:p>
      <text:p text:style-name="Standard"/>
      <text:p text:style-name="Standard">MATCH (u:User {name:'Ana'}),(p:Product {name:'Apple Watch'})</text:p>
      <text:p text:style-name="Standard">CREATE (u)-[:BUY]-&gt;(p);</text:p>
      <text:p text:style-name="Standard"/>
      <text:p text:style-name="Standard">MATCH (u:User {name:'Luis'}),(p:Product {name:'Galaxy S24'})</text:p>
      <text:p text:style-name="Standard">CREATE (u)-[:BUY]-&gt;(p);</text:p>
      <text:p text:style-name="Standard"/>
      <text:p text:style-name="Standard">MATCH (u:User {name:'Pedro'}),(p:Product {name:'Sony Speaker'})</text:p>
      <text:p text:style-name="Standard">CREATE (u)-[:BUY]-&gt;(p);</text:p>
      <text:p text:style-name="Standard"/>
      <text:p text:style-name="Standard">MATCH (u:User {name:'Maria'}),(p:Product {name:'Nike Shoes'})</text:p>
      <text:p text:style-name="Standard">CREATE (u)-[:BUY]-&gt;(p);</text:p>
      <text:p text:style-name="Standard"/>
      <text:p text:style-name="Standard">MATCH (u:User {name:'Maria'}),(p:Product {name:'Nike Jacket'})</text:p>
      <text:p text:style-name="Standard">CREATE (u)-[:BUY]-&gt;(p);</text:p>
      <text:p text:style-name="Standard"/>
      <text:p text:style-name="Standard">MATCH (u:User {name:'Miguel'}),(p:Product {name:'MacBook Pro'})</text:p>
      <text:p text:style-name="Standard">CREATE (u)-[:BUY]-&gt;(p);</text:p>
      <text:p text:style-name="Standard"/>
      <text:p text:style-name="Standard">MATCH (u:User {name:'Miguel'}),(p:Product {name:'iPad Air'})</text:p>
      <text:p text:style-name="Standard">CREATE (u)-[:BUY]-&gt;(p);</text:p>
      <text:p text:style-name="Standard"/>
      <text:p text:style-name="Standard">MATCH (u:User {name:'Sofia'}),(p:Product {name:'Sony Headphones'})</text:p>
      <text:p text:style-name="Standard">CREATE (u)-[:BUY]-&gt;(p);</text:p>
      <text:p text:style-name="Standard"/>
      <text:p text:style-name="Standard">MATCH (a:User {name:'Ana'}),(b:User {name:'Maria'})</text:p>
      <text:p text:style-name="Standard">CREATE (a)-[:FOLLOW]-&gt;(b);</text:p>
      <text:p text:style-name="Standard"/>
      <text:p text:style-name="Standard">MATCH (a:User {name:'Luis'}),(b:User {name:'Pedro'})</text:p>
      <text:p text:style-name="Standard">CREATE (a)-[:FOLLOW]-&gt;(b);</text:p>
      <text:p text:style-name="Standard"/>
      <text:p text:style-name="Standard">MATCH (a:User {name:'Pedro'}),(b:User {name:'Elena'})</text:p>
      <text:p text:style-name="Standard">CREATE (a)-[:FOLLOW]-&gt;(b);</text:p>
      <text:p text:style-name="Standard"/>
      <text:p text:style-name="Standard">MATCH (a:User {name:'Elena'}),(b:User {name:'Ana'})</text:p>
      <text:p text:style-name="Standard">CREATE (a)-[:FOLLOW]-&gt;(b);</text:p>
      <text:p text:style-name="Standard"/>
      <text:p text:style-name="Standard">MATCH (u:User {name:'Ana'}),(c:Category {name:'Electronics'})</text:p>
      <text:p text:style-name="Standard">CREATE (u)-[:INTERESTED_IN]-&gt;(c);</text:p>
      <text:p text:style-name="Standard"/>
      <text:p text:style-name="Standard">MATCH (u:User {name:'Luis'}),(c:Category {name:'Wearables'})</text:p>
      <text:p text:style-name="Standard"><text:soft-page-break/>CREATE (u)-[:INTERESTED_IN]-&gt;(c);</text:p>
      <text:p text:style-name="Standard"/>
      <text:p text:style-name="Standard">MATCH (u:User {name:'Pedro'}),(c:Category {name:'Music'})</text:p>
      <text:p text:style-name="Standard">CREATE (u)-[:INTERESTED_IN]-&gt;(c);</text:p>
      <text:p text:style-name="Standard"/>
      <text:p text:style-name="Standard">MATCH (u:User {name:'Maria'}),(b:Brand {name:'Nike'})</text:p>
      <text:p text:style-name="Standard">CREATE (u)-[:LIKES]-&gt;(b);</text:p>
      <text:p text:style-name="Standard"/>
      <text:p text:style-name="Standard">MATCH (u:User {name:'Ana'}),(b:Brand {name:'Apple'})</text:p>
      <text:p text:style-name="Standard">CREATE (u)-[:LIKES]-&gt;(b);</text:p>
      <text:p text:style-name="Standard"/>
      <text:p text:style-name="Standard">MATCH (u:User {name:'Luis'}),(b:Brand {name:'Samsung'})</text:p>
      <text:p text:style-name="Standard">CREATE (u)-[:LIKES]-&gt;(b);</text:p>
      <text:p text:style-name="Standard"/>
      <text:p text:style-name="Standard"/>
      <text:p text:style-name="Standard">MATCH (b:Brand {name:'Apple'}),(p:Product {name:'iPhone 15'})</text:p>
      <text:p text:style-name="Standard">CREATE (b)-[:MADE]-&gt;(p);</text:p>
      <text:p text:style-name="Standard"/>
      <text:p text:style-name="Standard">MATCH (b:Brand {name:'Samsung'}),(p:Product {name:'Galaxy S24'})</text:p>
      <text:p text:style-name="Standard">CREATE (b)-[:MADE]-&gt;(p);</text:p>
      <text:p text:style-name="Standard"/>
      <text:p text:style-name="Standard">MATCH (b:Brand {name:'Sony'}),(p:Product {name:'Sony Speaker'})</text:p>
      <text:p text:style-name="Standard">CREATE (b)-[:MADE]-&gt;(p);</text:p>
      <text:p text:style-name="Standard"/>
      <text:p text:style-name="Standard">MATCH (b:Brand {name:'Nike'}),(p:Product {name:'Nike Shoes'})</text:p>
      <text:p text:style-name="Standard">CREATE (b)-[:MADE]-&gt;(p);</text:p>
      <text:p text:style-name="Standard"/>
      <text:p text:style-name="Standard"/>
      <text:p text:style-name="Standard">MATCH (p:Product {name:'iPhone 15'}),(c:Category {name:'Electronics'})</text:p>
      <text:p text:style-name="Standard">CREATE (p)-[:BELONGS]-&gt;(c);</text:p>
      <text:p text:style-name="Standard"/>
      <text:p text:style-name="Standard">MATCH (p:Product {name:'Nike Shoes'}),(c:Category {name:'Sports'})</text:p>
      <text:p text:style-name="Standard">CREATE (p)-[:BELONGS]-&gt;(c);</text:p>
      <text:p text:style-name="Standard"/>
      <text:p text:style-name="Standard">MATCH (p:Product {name:'Sony Speaker'}),(c:Category {name:'Music'})</text:p>
      <text:p text:style-name="Standard">CREATE (p)-[:BELONGS]→(c);</text:p>
      <text:p text:style-name="Standard"/>
      <text:p text:style-name="P5"><text:span text:style-name="Source_20_Text"/></text:p>
      <text:h text:style-name="P2" text:outline-level="1">Filtrado</text:h>
      <text:p text:style-name="P5">- Filtrado de identidad, en el nodo:</text:p>
      <text:p text:style-name="P5">MATCH (u:User {name:'Ana'})</text:p>
      <text:p text:style-name="P5">RETURN u;</text:p>
      <text:p text:style-name="P5"/>
      <text:p text:style-name="P5">- Filtrado con where después de construir el patrón:</text:p>
      <text:p text:style-name="P5">MATCH (u:User)</text:p>
      <text:p text:style-name="P5">WHERE u.name = 'Ana'</text:p>
      <text:p text:style-name="P5">RETURN u;</text:p>
      <text:p text:style-name="P5"/>
      <text:p text:style-name="P5">- Filtrado en el where del nodo:</text:p>
      <text:p text:style-name="P5">MATCH (u:User where u.name ='Ana') return u</text:p>
      <text:p text:style-name="P5"/>
      <text:p text:style-name="P5"><text:soft-page-break/>- Filtrado que solo se puede realizar en where, porque las funciones solo se pueden llamar desde where:</text:p>
      <text:p text:style-name="P5">MATCH (u:User)</text:p>
      <text:p text:style-name="P5">WHERE u.name STARTS WITH 'A'</text:p>
      <text:p text:style-name="P5">RETURN u;</text:p>
      <text:p text:style-name="P5"/>
      <text:h text:style-name="P2" text:outline-level="1">Consultas sobre caminos y saltos</text:h>
      <text:p text:style-name="P5">Estructura del filtrado por saltos:</text:p>
      <text:p text:style-name="P5">(start)-[:REL*min..max]→(end)</text:p>
      <text:list text:style-name="L1">
        <text:list-item>
          <text:p text:style-name="P4">* : longitud variable</text:p>
        </text:list-item>
        <text:list-item>
          <text:p text:style-name="P4">1..3 : de 1 a 3 saltos</text:p>
        </text:list-item>
        <text:list-item>
          <text:p text:style-name="P4">*3 : exactamente 3 saltos</text:p>
        </text:list-item>
        <text:list-item>
          <text:p text:style-name="P4">*3.. : 3 o más saltos</text:p>
          <text:p text:style-name="P4"/>
        </text:list-item>
      </text:list>
      <text:p text:style-name="P5">- Patrón de 3 saltos desde el usuario ana</text:p>
      <text:p text:style-name="P5">MATCH g=(a:User {name:'Ana'})-[*3]-&gt;(b)</text:p>
      <text:p text:style-name="P5">RETURN g;</text:p>
      <text:p text:style-name="P5"/>
      <text:p text:style-name="P5">- <text:span text:style-name="T2">Camino desde Luis hasta Maria en 4 saltos</text:span></text:p>
      <text:p text:style-name="P5">match g=(a:User {name:"Luis"})-[:FOLLOW*4]→(:User {name:"Maria"})</text:p>
      <text:p text:style-name="P5">return g</text:p>
      <text:p text:style-name="P5"/>
      <text:p text:style-name="P5">- <text:span text:style-name="T2">Camino desde Luis hasta Maria en 4 saltos</text:span></text:p>
      <text:p text:style-name="P5">match g=(a:User {name:"Luis"})-[:FOLLOW]-&gt;(:User)</text:p>
      <text:p text:style-name="P5">((:User)-[:FOLLOW]-&gt;(:User)){2}</text:p>
      <text:p text:style-name="P5">(:User)-[:FOLLOW]-&gt;(b:User {name:"Maria"})</text:p>
      <text:p text:style-name="P5">return g</text:p>
      <text:p text:style-name="P5"/>
      <text:p text:style-name="P5">- <text:span text:style-name="T2">Camino desde Luis hasta Maria entre 1 y 4 saltos</text:span></text:p>
      <text:p text:style-name="P5">match g=(a:User {name:"Luis"})-[:FOLLOW]-&gt;(:User)</text:p>
      <text:p text:style-name="P5">((:User)-[:FOLLOW]→(:User)){1<text:span text:style-name="T2">,4</text:span>}</text:p>
      <text:p text:style-name="P5">(:User)-[:FOLLOW]-&gt;(b:User {name:"Maria"})</text:p>
      <text:p text:style-name="P5">return g</text:p>
      <text:p text:style-name="P5"/>
      <text:p text:style-name="P5">- Caminos por longitud</text:p>
      <text:p text:style-name="P5">MATCH p=(a:User {name:'Ana'})-[*]-&gt;(b)</text:p>
      <text:p text:style-name="P5">RETURN b.name,length(p)</text:p>
      <text:p text:style-name="P5">ORDER BY length(p) DESC</text:p>
      <text:p text:style-name="P5">LIMIT 5;</text:p>
      <text:p text:style-name="P5"/>
      <text:p text:style-name="P5">- <text:span text:style-name="T2">camino más corto</text:span></text:p>
      <text:p text:style-name="P5">MATCH path = shortestPath(</text:p>
      <text:p text:style-name="P5"><text:s text:c="2"/>(u1:User {name: "Ana"})-[*]-(u2:Category {name: "Sports"})</text:p>
      <text:p text:style-name="P5">)</text:p>
      <text:p text:style-name="P5">RETURN path;</text:p>
      <text:p text:style-name="P5"/>
      <text:h text:style-name="Heading_20_1" text:outline-level="1"><text:span text:style-name="T11">Consultas</text:span></text:h>
      <text:p text:style-name="Standard"><text:span text:style-name="T7">- </text:span><text:span text:style-name="Strong_20_Emphasis"><text:span text:style-name="T7">Listar todos los usuarios</text:span></text:span></text:p>
      <text:p text:style-name="Standard"><text:span text:style-name="Source_20_Text">MATCH (u:User) RETURN u;</text:span></text:p>
      <text:p text:style-name="Standard"><text:soft-page-break/><text:span text:style-name="Source_20_Text"/></text:p>
      <text:p text:style-name="Standard"><text:span text:style-name="Source_20_Text">- </text:span><text:span text:style-name="Source_20_Text"><text:span text:style-name="T12">EXPLAIN</text:span></text:span></text:p>
      <text:p text:style-name="Standard"><text:span text:style-name="Source_20_Text"><text:span text:style-name="T4">MATCH (u:User) RETURN u.name, u.</text:span></text:span><text:span text:style-name="Source_20_Text"><text:span text:style-name="T5">id</text:span></text:span><text:span text:style-name="Source_20_Text"><text:span text:style-name="T4">;</text:span></text:span></text:p>
      <text:p text:style-name="Standard"><text:span text:style-name="Source_20_Text"/></text:p>
      <text:p text:style-name="P6"><text:span text:style-name="Source_20_Text">- </text:span><text:span text:style-name="Source_20_Text"><text:span text:style-name="T12">EXPLAIN</text:span></text:span></text:p>
      <text:p text:style-name="Standard">MATCH (u:User {name:'Ana'}) RETURN keys(u);</text:p>
      <text:p text:style-name="Standard"/>
      <text:p text:style-name="P6">- <text:span text:style-name="Source_20_Text"><text:span text:style-name="T12">EXPLAIN</text:span></text:span></text:p>
      <text:p text:style-name="Standard">MATCH (u:User {name:'Ana'}) RETURN labels(u);</text:p>
      <text:p text:style-name="Standard"><text:span text:style-name="Source_20_Text"/></text:p>
      <text:p text:style-name="Standard"><text:span text:style-name="Source_20_Text"><text:span text:style-name="T4">- </text:span></text:span><text:span text:style-name="Source_20_Text"><text:span text:style-name="T5">Todos los productos comprados</text:span></text:span></text:p>
      <text:p text:style-name="Standard"><text:span text:style-name="Source_20_Text">MATCH (u:User)-[b:BUY]-&gt;(p:Product)</text:span></text:p>
      <text:p text:style-name="Standard"><text:span text:style-name="Source_20_Text">RETURN u,b,p;</text:span></text:p>
      <text:p text:style-name="Standard"><text:span text:style-name="Source_20_Text"/></text:p>
      <text:p text:style-name="Standard"><text:span text:style-name="Source_20_Text"><text:span text:style-name="T4">- </text:span></text:span><text:span text:style-name="Source_20_Text"><text:span text:style-name="T5">Productos comprados por ana</text:span></text:span></text:p>
      <text:p text:style-name="Standard"><text:span text:style-name="Source_20_Text"><text:span text:style-name="T4">MATCH (u:User {name:'</text:span></text:span><text:span text:style-name="Source_20_Text"><text:span text:style-name="T5">Luis</text:span></text:span><text:span text:style-name="Source_20_Text"><text:span text:style-name="T4">'})-[:BUY]-&gt;(p:Product)</text:span></text:span></text:p>
      <text:p text:style-name="Standard"><text:span text:style-name="Source_20_Text">RETURN p.name, p.price;</text:span></text:p>
      <text:p text:style-name="Standard"><text:span text:style-name="Source_20_Text"/></text:p>
      <text:p text:style-name="P6"><text:span text:style-name="Source_20_Text"><text:span text:style-name="T4">- </text:span></text:span><text:span text:style-name="Source_20_Text"><text:span text:style-name="T13">EXPLAIN</text:span></text:span></text:p>
      <text:p text:style-name="Standard"><text:span text:style-name="Source_20_Text">MATCH (p:Product)-[:BELONGS]-&gt;(c:Category {name:'Electronics'})</text:span></text:p>
      <text:p text:style-name="Standard"><text:span text:style-name="Source_20_Text">RETURN p.name;</text:span></text:p>
      <text:p text:style-name="Standard"><text:span text:style-name="Source_20_Text"/></text:p>
      <text:p text:style-name="Standard"><text:span text:style-name="Source_20_Text"><text:span text:style-name="T3">- </text:span></text:span><text:span text:style-name="Source_20_Text"><text:span text:style-name="T8">total compras por usuario</text:span></text:span></text:p>
      <text:p text:style-name="Standard"><text:span text:style-name="Source_20_Text">MATCH (u:User)-[b:</text:span><text:span text:style-name="Source_20_Text"><text:span text:style-name="T9">BUY</text:span></text:span><text:span text:style-name="Source_20_Text">]-&gt;(p:Product)</text:span></text:p>
      <text:p text:style-name="Standard"><text:span text:style-name="Source_20_Text">RETURN u.name, count(b) AS totalPurchases;</text:span></text:p>
      <text:p text:style-name="Standard"><text:span text:style-name="Source_20_Text"/></text:p>
      <text:p text:style-name="Standard"><text:span text:style-name="Source_20_Text"><text:span text:style-name="T4">- </text:span></text:span><text:span text:style-name="Source_20_Text"><text:span text:style-name="T5">Usuarios que han comprado el mismo producto</text:span></text:span></text:p>
      <text:p text:style-name="Standard">MATCH (u1:User)-[:BUY]-&gt;(p:Product)&lt;-[:BUY]-(u2:User)</text:p>
      <text:p text:style-name="Standard">WHERE u1 &lt;&gt; u2</text:p>
      <text:p text:style-name="Standard">RETURN u1.name, u2.name, p.name;</text:p>
      <text:p text:style-name="Standard"/>
      <text:p text:style-name="P6">- <text:span text:style-name="Source_20_Text"><text:span text:style-name="T12">EXPLAIN</text:span></text:span></text:p>
      <text:p text:style-name="Standard">MATCH p=(:User)-[:BUY]-&gt;(:Product)-[:BELONGS]-&gt;(:Category)&lt;-[:INTERESTED_IN]-(:User)</text:p>
      <text:p text:style-name="Standard">RETURN p;</text:p>
      <text:p text:style-name="Standard"/>
      <text:p text:style-name="P6">- <text:span text:style-name="Source_20_Text"><text:span text:style-name="T12">EXPLAIN</text:span></text:span></text:p>
      <text:p text:style-name="Standard">MATCH p=(:User)-[:FOLLOW]-&gt;(:User)-[:BUY]-&gt;(:Product)&lt;-[:MADE]-(:Brand)&lt;-[:LIKES]-(:User)</text:p>
      <text:p text:style-name="Standard">RETURN p;</text:p>
      <text:p text:style-name="Standard"/>
      <text:p text:style-name="P6">- <text:span text:style-name="Source_20_Text"><text:span text:style-name="T12">EXPLAIN</text:span></text:span></text:p>
      <text:p text:style-name="Standard"><text:span text:style-name="Source_20_Text">MATCH (alice:User {name: "Alice"})-[:BUY]-&gt;(p)&lt;-[:BUY]-(other:User)-[:BUY]-&gt;(rec:Product)</text:span></text:p>
      <text:p text:style-name="Standard"><text:span text:style-name="Source_20_Text">WHERE NOT (alice)-[:BUY]-&gt;(rec)</text:span></text:p>
      <text:p text:style-name="Standard"><text:span text:style-name="Source_20_Text">RETURN DISTINCT rec.name;</text:span></text:p>
      <text:p text:style-name="Standard"><text:span text:style-name="Source_20_Text"/></text:p>
      <text:p text:style-name="Standard"><text:span text:style-name="Source_20_Text"/></text:p>
      <text:p text:style-name="Standard"><text:span text:style-name="Source_20_Text"/></text:p>
      <text:p text:style-name="P6"><text:span text:style-name="Source_20_Text">- </text:span><text:span text:style-name="Source_20_Text"><text:span text:style-name="T12">EXPLAIN</text:span></text:span></text:p>
      <text:p text:style-name="Standard"><text:span text:style-name="Source_20_Text">MATCH (u:User {name:'Ana'})-[:BUY]-&gt;(:Product)-[:BELONGS]-&gt;(c)&lt;-[:BELONGS]-(p)</text:span></text:p>
      <text:p text:style-name="Standard"><text:span text:style-name="Source_20_Text">WHERE NOT (u)-[:BUY]-&gt;(p)</text:span></text:p>
      <text:p text:style-name="Standard"><text:soft-page-break/><text:span text:style-name="Source_20_Text">RETURN DISTINCT p.name, c.name;</text:span></text:p>
      <text:p text:style-name="Standard"><text:span text:style-name="Source_20_Text"/></text:p>
      <text:p text:style-name="Standard"><text:span text:style-name="Source_20_Text"><text:span text:style-name="T4">- </text:span></text:span><text:span text:style-name="Source_20_Text"><text:span text:style-name="T5">usuarios que vieron pero no compraron</text:span></text:span></text:p>
      <text:p text:style-name="Standard"><text:span text:style-name="Source_20_Text">MATCH (u)-[:VIEW]-&gt;(p)</text:span></text:p>
      <text:p text:style-name="Standard"><text:span text:style-name="Source_20_Text">WHERE NOT (u)-[:BUY]-&gt;(p)</text:span></text:p>
      <text:p text:style-name="Standard"><text:span text:style-name="Source_20_Text">RETURN u.name, p.name;</text:span></text:p>
      <text:p text:style-name="Standard"><text:span text:style-name="Source_20_Text"/></text:p>
      <text:p text:style-name="Standard"><text:span text:style-name="Source_20_Text"><text:span text:style-name="T4">- </text:span></text:span><text:span text:style-name="Source_20_Text"><text:span text:style-name="T5">categorias más populares</text:span></text:span></text:p>
      <text:p text:style-name="Standard"><text:span text:style-name="Source_20_Text">MATCH (:User)-[:BUY]-&gt;(p)-[:BELONGS]-&gt;(c)</text:span></text:p>
      <text:p text:style-name="Standard"><text:span text:style-name="Source_20_Text">RETURN c.name, count(*) AS total</text:span></text:p>
      <text:p text:style-name="Standard"><text:span text:style-name="Source_20_Text">ORDER BY total DESC;</text:span></text:p>
      <text:p text:style-name="Standard"><text:span text:style-name="Source_20_Text"/></text:p>
      <text:p text:style-name="Standard"><text:span text:style-name="Source_20_Text"><text:span text:style-name="T4">- </text:span></text:span><text:span text:style-name="Source_20_Text"><text:span text:style-name="T5">usuarios más influyentes</text:span></text:span></text:p>
      <text:p text:style-name="Standard"><text:span text:style-name="Source_20_Text">MATCH (u)&lt;-[:FOLLOW]-()</text:span></text:p>
      <text:p text:style-name="Standard"><text:span text:style-name="Source_20_Text">RETURN u.name, count(*) AS followers</text:span></text:p>
      <text:p text:style-name="P5"><text:span text:style-name="Source_20_Text">ORDER BY followers DESC;</text:span></text:p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" svg:font-family="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1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6-01-10T09:57:12.017000000</meta:creation-date>
    <dc:date>2026-01-11T19:37:42.384000000</dc:date>
    <meta:editing-duration>P1DT9H40M25S</meta:editing-duration>
    <meta:editing-cycles>9</meta:editing-cycles>
    <meta:generator>LibreOffice/7.4.3.2$Windows_X86_64 LibreOffice_project/1048a8393ae2eeec98dff31b5c133c5f1d08b890</meta:generator>
    <meta:document-statistic meta:table-count="0" meta:image-count="0" meta:object-count="0" meta:page-count="7" meta:paragraph-count="232" meta:word-count="821" meta:character-count="8376" meta:non-whitespace-character-count="7789"/>
  </office:meta>
</office:document-meta>
</file>